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5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P6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P7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1pt" style:font-size-asian="11pt" style:font-size-complex="11pt"/>
    </style:style>
    <style:style style:name="P12" style:family="paragraph" style:parent-style-name="Text_20_body" style:master-page-name="First_20_Page">
      <style:paragraph-properties fo:margin-top="0cm" fo:margin-bottom="0cm" style:page-number="auto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Datum.heute], [Mandant.Ort]</text:p>
      <text:p text:style-name="P4"/>
      <text:p text:style-name="P4">Soeben gemachte Bestellung zur Kontrolle.</text:p>
      <text:p text:style-name="P11"/>
      <text:p text:style-name="P11">Folgende Produkte wurden bestellt:</text:p>
      <text:p text:style-name="P4"/>
      <text:p text:style-name="P9">[Bestellung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2" fo:font-size="6pt" fo:font-weight="bold" style:font-size-asian="6pt" style:font-weight-asian="bold" style:font-size-complex="6pt" style:font-weight-complex="bold"/>
    </style:style>
    <style:style style:name="MP3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2">[Mandant.Titel] [Mandant.Vorname] [Mandant.Name]</text:span><text:span text:style-name="MT3">, Facharzt für [Mandant.TarmedSpezialität]</text:span>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><text:span text:style-name="MT3">Seite </text:span><text:span text:style-name="MT3"><text:page-number text:select-page="current">3</text:page-number></text:span><text:span text:style-name="MT3"> /</text:span><text:span text:style-name="MT3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7"/>
        <text:p text:style-name="MP7"><text:span text:style-name="MT3">Bestellübersicht</text:span> </text:p>
        <text:p text:style-name="MP7"/>
      </style:header>
      <style:footer>
        <text:p text:style-name="MP8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6-01T11:19:46</meta:creation-date>
    <dc:date>2016-12-13T09:26:18.03</dc:date>
    <dc:language>de-CH</dc:language>
    <meta:editing-cycles>13</meta:editing-cycles>
    <meta:editing-duration>PT31M29S</meta:editing-duration>
    <meta:document-statistic meta:table-count="0" meta:image-count="0" meta:object-count="0" meta:page-count="1" meta:paragraph-count="15" meta:word-count="73" meta:character-count="874"/>
    <meta:user-defined meta:name="Info 1"/>
    <meta:user-defined meta:name="Info 2"/>
    <meta:user-defined meta:name="Info 3"/>
    <meta:user-defined meta:name="Info 4"/>
  </office:meta>
</office:document-meta>
</file>